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d5fb3" officeooo:paragraph-rsid="000d5fb3" style:font-size-asian="8.75pt" style:font-size-complex="10pt"/>
    </style:style>
    <style:style style:name="P2" style:family="paragraph" style:parent-style-name="Standard">
      <style:text-properties style:font-name="Courier New" fo:font-weight="bold" officeooo:paragraph-rsid="000d5fb3" style:font-weight-asian="bold" style:font-weight-complex="bold"/>
    </style:style>
    <style:style style:name="P3" style:family="paragraph" style:parent-style-name="Standard">
      <style:text-properties style:font-name="Courier New" fo:font-size="10pt" officeooo:rsid="000ee29e" officeooo:paragraph-rsid="000ee29e" style:font-size-asian="8.75pt" style:font-size-complex="10pt"/>
    </style:style>
    <style:style style:name="P4" style:family="paragraph" style:parent-style-name="Standard">
      <style:text-properties style:font-name="Courier New" fo:font-size="10pt" fo:font-weight="bold" officeooo:rsid="000ef0e9" officeooo:paragraph-rsid="000ef0e9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officeooo:rsid="000ee29e" officeooo:paragraph-rsid="000ef0e9" style:font-size-asian="8.75pt" style:font-size-complex="10pt"/>
    </style:style>
    <style:style style:name="P6" style:family="paragraph" style:parent-style-name="Standard">
      <style:text-properties style:font-name="Courier New" fo:font-size="10pt" fo:font-weight="bold" officeooo:rsid="000ee29e" officeooo:paragraph-rsid="000ee29e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officeooo:rsid="000ee29e" officeooo:paragraph-rsid="0010e04f" style:font-size-asian="8.75pt" style:font-size-complex="10pt"/>
    </style:style>
    <style:style style:name="P8" style:family="paragraph" style:parent-style-name="Standard">
      <style:text-properties style:font-name="Courier New" fo:font-size="10pt" fo:font-weight="normal" officeooo:rsid="000ef0e9" officeooo:paragraph-rsid="000ef0e9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Courier New" fo:font-size="10pt" fo:font-weight="bold" officeooo:rsid="0010e04f" officeooo:paragraph-rsid="0010e04f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fo:font-weight="normal" officeooo:rsid="000ef0e9" officeooo:paragraph-rsid="0010e04f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Courier New" fo:font-size="10pt" fo:font-weight="normal" officeooo:rsid="0010e04f" officeooo:paragraph-rsid="0010e04f" style:font-size-asian="8.75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dotted" style:text-underline-width="bold" style:text-underline-color="font-color" fo:font-weight="normal" officeooo:rsid="000ef0e9" style:font-weight-asian="normal" style:font-weight-complex="normal"/>
    </style:style>
    <style:style style:name="T6" style:family="text">
      <style:text-properties style:text-underline-style="none" fo:font-weight="normal" officeooo:rsid="000ef0e9" style:font-weight-asian="normal" style:font-weight-complex="normal"/>
    </style:style>
    <style:style style:name="T7" style:family="text">
      <style:text-properties officeooo:rsid="000ef0e9"/>
    </style:style>
    <style:style style:name="T8" style:family="text">
      <style:text-properties fo:font-weight="normal" officeooo:rsid="000ef0e9" style:font-weight-asian="normal" style:font-weight-complex="normal"/>
    </style:style>
    <style:style style:name="T9" style:family="text">
      <style:text-properties fo:font-weight="normal" officeooo:rsid="0010e04f" style:font-weight-asian="normal" style:font-weight-complex="normal"/>
    </style:style>
    <style:style style:name="T10" style:family="text">
      <style:text-properties officeooo:rsid="0010e04f"/>
    </style:style>
    <style:style style:name="T11" style:family="text">
      <style:text-properties style:text-underline-style="dotted" style:text-underline-width="bold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1</text:p>
      <text:p text:style-name="P1">Jhonal Roca</text:p>
      <text:p text:style-name="P1">1º DAW – 25/26</text:p>
      <text:p text:style-name="P1"/>
      <text:p text:style-name="P1"/>
      <text:p text:style-name="P1">Ejercicio 1:</text:p>
      <text:p text:style-name="P1">Orden,</text:p>
      <text:p text:style-name="P1">Debil, 1:N, M:N</text:p>
      <text:p text:style-name="P1"/>
      <text:p text:style-name="P2"><text:span text:style-name="T1">1.</text:span> <text:span text:style-name="T1">Regla de transformación entidades y atributos:</text:span></text:p>
      <text:p text:style-name="P1"/>
      <text:p text:style-name="P3">Socios (<text:span text:style-name="T2">#id</text:span><text:span text:style-name="T3">, </text:span><text:span text:style-name="T4">nif</text:span><text:span text:style-name="T3">, telefono, direccion, nombre, fech_ingreso</text:span>)</text:p>
      <text:p text:style-name="P3">Amarres (<text:span text:style-name="T2">#id</text:span><text:span text:style-name="T3">, </text:span><text:span text:style-name="T4">num_amarre</text:span><text:span text:style-name="T3">, luz, agua, servicios</text:span>)</text:p>
      <text:p text:style-name="P3">Embarcaciones (<text:span text:style-name="T2">#id</text:span><text:span text:style-name="T3">, </text:span><text:span text:style-name="T4">matricula</text:span><text:span text:style-name="T3">, nombre, tipo, dimension</text:span>)</text:p>
      <text:p text:style-name="P3">Zonas (<text:span text:style-name="T2">#id</text:span><text:span text:style-name="T3">, </text:span><text:span text:style-name="T4">letra</text:span><text:span text:style-name="T3">, ancho, profundidad, tipo_barco, num_barcos</text:span>)</text:p>
      <text:p text:style-name="P3">Empleados (<text:span text:style-name="T2">#id</text:span><text:span text:style-name="T3">, </text:span><text:span text:style-name="T4">nif</text:span><text:span text:style-name="T3">, nombre, telefono, especialidad, direccion</text:span>)</text:p>
      <text:p text:style-name="P3"/>
      <text:p text:style-name="P4">2. Transformacion de entidades 1:1</text:p>
      <text:p text:style-name="P4"/>
      <text:p text:style-name="P5">Socios (<text:span text:style-name="T2">#id</text:span><text:span text:style-name="T3">, </text:span><text:span text:style-name="T4">nif</text:span><text:span text:style-name="T3">, telefono, direccion, nombre, fech_ingreso</text:span>)</text:p>
      <text:p text:style-name="P5">Amarres (<text:span text:style-name="T2">#id</text:span><text:span text:style-name="T3">, </text:span><text:span text:style-name="T4">num_amarre</text:span><text:span text:style-name="T3">, luz, agua, servicios</text:span>)</text:p>
      <text:p text:style-name="P5">Zonas (<text:span text:style-name="T2">#id</text:span><text:span text:style-name="T3">, </text:span><text:span text:style-name="T4">letra</text:span><text:span text:style-name="T3">, ancho, profundidad, tipo_barco, num_barcos</text:span>)</text:p>
      <text:p text:style-name="P5">Empleados (<text:span text:style-name="T2">#id</text:span><text:span text:style-name="T3">, </text:span><text:span text:style-name="T4">nif</text:span><text:span text:style-name="T3">, nombre, telefono, especialidad, direccion</text:span>)</text:p>
      <text:p text:style-name="P5"/>
      <text:p text:style-name="P5">Embarcaciones (<text:span text:style-name="T2">#id</text:span><text:span text:style-name="T3">, </text:span><text:span text:style-name="T4">matricula</text:span><text:span text:style-name="T3">, nombre, tipo, dimension, </text:span><text:span text:style-name="T5">amarre_id</text:span><text:span text:style-name="T6">, fecha1, fecha2</text:span>)</text:p>
      <text:p text:style-name="P5"><text:tab/><text:span text:style-name="T7">amarre_id → Amarres (NOT NULL, B:R, M:R)</text:span></text:p>
      <text:p text:style-name="P5"/>
      <text:p text:style-name="P6"><text:span text:style-name="T7">3</text:span>. Transformoacion de entidades 1:N</text:p>
      <text:p text:style-name="P6"/>
      <text:p text:style-name="P7">Socios (<text:span text:style-name="T2">#id</text:span><text:span text:style-name="T3">, </text:span><text:span text:style-name="T4">nif</text:span><text:span text:style-name="T3">, telefono, direccion, nombre, fech_ingreso</text:span>)</text:p>
      <text:p text:style-name="P7">Amarres (<text:span text:style-name="T2">#id</text:span><text:span text:style-name="T3">, </text:span><text:span text:style-name="T4">num_amarre</text:span><text:span text:style-name="T3">, luz, agua, servicios</text:span>)</text:p>
      <text:p text:style-name="P7">Zonas (<text:span text:style-name="T2">#id</text:span><text:span text:style-name="T3">, </text:span><text:span text:style-name="T4">letra</text:span><text:span text:style-name="T3">, ancho, profundidad, tipo_barco, num_barcos</text:span>)</text:p>
      <text:p text:style-name="P7">Empleados (<text:span text:style-name="T2">#id</text:span><text:span text:style-name="T3">, </text:span><text:span text:style-name="T4">nif</text:span><text:span text:style-name="T3">, nombre, telefono, especialidad, direccion</text:span>)</text:p>
      <text:p text:style-name="P7"/>
      <text:p text:style-name="P7">Embarcaciones (<text:span text:style-name="T2">#id</text:span><text:span text:style-name="T3">, </text:span><text:span text:style-name="T4">matricula</text:span><text:span text:style-name="T3">, nombre, tipo, dimension, </text:span><text:span text:style-name="T5">amarre_id</text:span><text:span text:style-name="T6">, fecha1, fecha2, </text:span><text:span text:style-name="T5">socio_id</text:span>)</text:p>
      <text:p text:style-name="P7"><text:tab/><text:span text:style-name="T7">amarre_id → Amarres (NOT NULL, B:R, M:R)</text:span></text:p>
      <text:p text:style-name="P7"><text:tab/><text:span text:style-name="T8">socio_id → Socios (</text:span><text:span text:style-name="T9">NOT NULL, B:R, M:R</text:span><text:span text:style-name="T8">)</text:span></text:p>
      <text:p text:style-name="P3"/>
      <text:p text:style-name="P8">Amarres_socios (#amarre_id, #socio_id, fech_compra)</text:p>
      <text:p text:style-name="P8"><text:tab/>amerre_id → Amarres (<text:span text:style-name="T10">NULL, B:R, M:R</text:span>)</text:p>
      <text:p text:style-name="P8"><text:tab/>socio_id → Socios (<text:span text:style-name="T10">NULL, B:R, M:R</text:span>)</text:p>
      <text:p text:style-name="P8"/>
      <text:p text:style-name="P9">4. transformacion entidades M:N</text:p>
      <text:p text:style-name="P9"/>
      <text:p text:style-name="P7">Socios (<text:span text:style-name="T2">#id</text:span><text:span text:style-name="T3">, </text:span><text:span text:style-name="T4">nif</text:span><text:span text:style-name="T3">, telefono, direccion, nombre, fech_ingreso</text:span>)</text:p>
      <text:p text:style-name="P7">Amarres (<text:span text:style-name="T2">#id</text:span><text:span text:style-name="T3">, </text:span><text:span text:style-name="T4">num_amarre</text:span><text:span text:style-name="T3">, luz, agua, servicios</text:span>)</text:p>
      <text:p text:style-name="P7">Zonas (<text:span text:style-name="T2">#id</text:span><text:span text:style-name="T3">, </text:span><text:span text:style-name="T4">letra</text:span><text:span text:style-name="T3">, ancho, profundidad, tipo_barco, num_barcos</text:span>)</text:p>
      <text:p text:style-name="P7">Empleados (<text:span text:style-name="T2">#id</text:span><text:span text:style-name="T3">, </text:span><text:span text:style-name="T4">nif</text:span><text:span text:style-name="T3">, nombre, telefono, especialidad, direccion</text:span>)</text:p>
      <text:p text:style-name="P7"/>
      <text:p text:style-name="P7">Embarcaciones (<text:span text:style-name="T2">#id</text:span><text:span text:style-name="T3">, </text:span><text:span text:style-name="T4">matricula</text:span><text:span text:style-name="T3">, nombre, tipo, dimension, </text:span><text:span text:style-name="T5">amarre_id</text:span><text:span text:style-name="T6">, fecha1, fecha2, </text:span><text:span text:style-name="T5">socio_id</text:span>)</text:p>
      <text:p text:style-name="P7"><text:tab/><text:span text:style-name="T7">amarre_id → Amarres (NOT NULL, B:R, M:R)</text:span></text:p>
      <text:p text:style-name="P7"><text:tab/><text:span text:style-name="T8">socio_id → Socios (</text:span><text:span text:style-name="T9">NOT NULL, B:R, M:R</text:span><text:span text:style-name="T8">)</text:span></text:p>
      <text:p text:style-name="P7"/>
      <text:p text:style-name="P10">Amarres_socios (<text:span text:style-name="T2">#amarre_id</text:span>, <text:span text:style-name="T11">socio_id</text:span>, fech_compra)</text:p>
      <text:p text:style-name="P10"><text:tab/>amerre_id → Amarres (<text:span text:style-name="T10">NULL, B:R, M:R</text:span>)</text:p>
      <text:p text:style-name="P10"><text:tab/>socio_id → Socios (<text:span text:style-name="T10">NULL, B:R, M:R</text:span>)</text:p>
      <text:p text:style-name="P10"/>
      <text:p text:style-name="P11">Zonas_empleados (<text:span text:style-name="T2">#zona_id, #empleado_id</text:span>, num_barcos)</text:p>
      <text:p text:style-name="P11"><text:tab/>zona_id → Zonas (NOT NULL, B:C, M:C)</text:p>
      <text:p text:style-name="P11"><text:tab/>empleados_id → Empleados (NOT NULL, B:C, M:C)</text:p>
      <text:p text:style-name="P9"><text:soft-page-break/>5. Modelo Relacional Definitivo</text:p>
      <text:p text:style-name="P9"/>
      <text:p text:style-name="P7">Socios (<text:span text:style-name="T2">#id</text:span><text:span text:style-name="T3">, </text:span><text:span text:style-name="T4">nif</text:span><text:span text:style-name="T3">, telefono, direccion, nombre, fech_ingreso</text:span>)</text:p>
      <text:p text:style-name="P7">Amarres (<text:span text:style-name="T2">#id</text:span><text:span text:style-name="T3">, </text:span><text:span text:style-name="T4">num_amarre</text:span><text:span text:style-name="T3">, luz, agua, servicios</text:span>)</text:p>
      <text:p text:style-name="P7">Zonas (<text:span text:style-name="T2">#id</text:span><text:span text:style-name="T3">, </text:span><text:span text:style-name="T4">letra</text:span><text:span text:style-name="T3">, ancho, profundidad, tipo_barco, num_barcos</text:span>)</text:p>
      <text:p text:style-name="P7">Empleados (<text:span text:style-name="T2">#id</text:span><text:span text:style-name="T3">, </text:span><text:span text:style-name="T4">nif</text:span><text:span text:style-name="T3">, nombre, telefono, especialidad, direccion</text:span>)</text:p>
      <text:p text:style-name="P7"/>
      <text:p text:style-name="P7">Embarcaciones (<text:span text:style-name="T2">#id</text:span><text:span text:style-name="T3">, </text:span><text:span text:style-name="T4">matricula</text:span><text:span text:style-name="T3">, nombre, tipo, dimension, </text:span><text:span text:style-name="T5">amarre_id</text:span><text:span text:style-name="T6">, fecha1, fecha2, </text:span><text:span text:style-name="T5">socio_id</text:span>)</text:p>
      <text:p text:style-name="P7"><text:tab/><text:span text:style-name="T7">amarre_id → Amarres (NOT NULL, B:R, M:R)</text:span></text:p>
      <text:p text:style-name="P7"><text:tab/><text:span text:style-name="T8">socio_id → Socios (</text:span><text:span text:style-name="T9">NOT NULL, B:R, M:R</text:span><text:span text:style-name="T8">)</text:span></text:p>
      <text:p text:style-name="P7"/>
      <text:p text:style-name="P10">Amarres_socios (<text:span text:style-name="T2">#amarre_id</text:span>, <text:span text:style-name="T11">socio_id</text:span>, fech_compra)</text:p>
      <text:p text:style-name="P10"><text:tab/>amerre_id → Amarres (<text:span text:style-name="T10">NULL, B:R, M:R</text:span>)</text:p>
      <text:p text:style-name="P10"><text:tab/>socio_id → Socios (<text:span text:style-name="T10">NULL, B:R, M:R</text:span>)</text:p>
      <text:p text:style-name="P10"/>
      <text:p text:style-name="P11">Zonas_empleados (<text:span text:style-name="T2">#zona_id, #empleado_id</text:span>, num_barcos)</text:p>
      <text:p text:style-name="P11"><text:tab/>zona_id → Zonas (NOT NULL, B:C, M:C)</text:p>
      <text:p text:style-name="P11"><text:tab/>empleados_id → Empleados (NOT NULL, B:C, M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8:37:44.194353300</meta:creation-date>
    <dc:date>2025-11-26T09:39:27.995900000</dc:date>
    <meta:editing-duration>PT9M8S</meta:editing-duration>
    <meta:editing-cycles>1</meta:editing-cycles>
    <meta:document-statistic meta:table-count="0" meta:image-count="0" meta:object-count="0" meta:page-count="2" meta:paragraph-count="58" meta:word-count="351" meta:character-count="2743" meta:non-whitespace-character-count="2432"/>
    <meta:generator>LibreOffice/25.8.2.2$Windows_X86_64 LibreOffice_project/d401f2107ccab8f924a8e2df40f573aab7605b6f</meta:generator>
  </office:meta>
</office:document-meta>
</file>